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681in"/>
    </style:style>
    <style:style style:name="Table1.B" style:family="table-column">
      <style:table-column-properties style:column-width="0.5972in"/>
    </style:style>
    <style:style style:name="Table1.C" style:family="table-column">
      <style:table-column-properties style:column-width="1.4167in"/>
    </style:style>
    <style:style style:name="Table1.D" style:family="table-column">
      <style:table-column-properties style:column-width="3.843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Text_20_body" style:list-style-name="L2">
      <style:paragraph-properties fo:margin-top="0in" fo:margin-bottom="0in"/>
    </style:style>
    <style:style style:name="P12" style:family="paragraph" style:parent-style-name="Text_20_body" style:list-style-name="L3">
      <style:paragraph-properties fo:margin-top="0in" fo:margin-bottom="0in"/>
    </style:style>
    <style:style style:name="P13" style:family="paragraph" style:parent-style-name="Text_20_body" style:list-style-name="L4">
      <style:paragraph-properties fo:margin-top="0in" fo:margin-bottom="0in"/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Text_20_body" style:list-style-name="L7">
      <style:paragraph-properties fo:margin-top="0in" fo:margin-bottom="0in"/>
    </style:style>
    <style:style style:name="P17" style:family="paragraph" style:parent-style-name="Heading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Hyperparameter Tuning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What is a Hyperparameter in Data Science and ML?<text:tab/>1</text:p>
          <text:p text:style-name="P1">Why is it called hyperparameter?<text:tab/>1</text:p>
          <text:p text:style-name="P1">What is Hyperparameter Tuning?<text:tab/>2</text:p>
          <text:p text:style-name="P1">Techniques for Hyperparameter Tuning<text:tab/>2</text:p>
          <text:p text:style-name="P2">1. Manual Search<text:tab/>2</text:p>
          <text:p text:style-name="P2">2. Random Search<text:tab/>2</text:p>
          <text:p text:style-name="P2">3. Grid Search<text:tab/>2</text:p>
          <text:p text:style-name="P1">Summary Comparison<text:tab/>3</text:p>
        </text:index-body>
      </text:table-of-content>
      <text:p text:style-name="Standard"/>
      <text:h text:style-name="Heading_20_3" text:outline-level="3">What is a Hyperparameter in Data Science and ML?</text:h>
      <text:p text:style-name="Text_20_body">A <text:span text:style-name="Strong_20_Emphasis">hyperparameter</text:span> is a setting that you, as a data scientist or machine learning practitioner, choose before training a model. It helps control how the training process works or defines the structure of the model.</text:p>
      <text:p text:style-name="Text_20_body">Think of it as the "knobs" or "dials" on your machine learning model that you can adjust to improve performance, like:</text:p>
      <text:list xml:id="list8356182229753403825" text:style-name="L1">
        <text:list-item>
          <text:p text:style-name="P10"><text:span text:style-name="Strong_20_Emphasis">How big should the model be?</text:span></text:p>
        </text:list-item>
        <text:list-item>
          <text:p text:style-name="P10"><text:span text:style-name="Strong_20_Emphasis">How fast should it learn?</text:span></text:p>
        </text:list-item>
        <text:list-item>
          <text:p text:style-name="P3"><text:span text:style-name="Strong_20_Emphasis">How many layers should it have?</text:span></text:p>
        </text:list-item>
      </text:list>
      <text:p text:style-name="Text_20_body">Examples of hyperparameters:</text:p>
      <text:list xml:id="list7045518347019430066" text:style-name="L2">
        <text:list-item>
          <text:p text:style-name="P11"><text:span text:style-name="Strong_20_Emphasis">Learning Rate</text:span>: Controls how quickly the model adjusts to patterns in the data.</text:p>
        </text:list-item>
        <text:list-item>
          <text:p text:style-name="P11"><text:span text:style-name="Strong_20_Emphasis">Number of Layers or Neurons</text:span>: Determines the complexity of a neural network.</text:p>
        </text:list-item>
        <text:list-item>
          <text:p text:style-name="P11"><text:span text:style-name="Strong_20_Emphasis">Batch Size</text:span>: Number of data samples processed at a time during training.</text:p>
        </text:list-item>
        <text:list-item>
          <text:p text:style-name="P4"><text:span text:style-name="Strong_20_Emphasis">Number of Trees in a Random Forest</text:span>: Defines the ensemble size in a tree-based model.</text:p>
        </text:list-item>
      </text:list>
      <text:p text:style-name="Text_20_body">You set these values <text:span text:style-name="Emphasis">before</text:span> training, and they can significantly affect how well the model performs.</text:p>
      <text:p text:style-name="Standard"/>
      <text:h text:style-name="Heading_20_3" text:outline-level="3">Why is it called <text:span text:style-name="Strong_20_Emphasis">hyper</text:span>parameter?</text:h>
      <text:p text:style-name="Text_20_body">The prefix <text:span text:style-name="Strong_20_Emphasis">hyper</text:span> means "above" or "beyond." In this context:</text:p>
      <text:list xml:id="list4502957482890493104" text:style-name="L3">
        <text:list-item>
          <text:p text:style-name="P12"><text:span text:style-name="Strong_20_Emphasis">Parameters</text:span> are the internal values the model learns from the data (like weights in a neural network).</text:p>
        </text:list-item>
        <text:list-item>
          <text:p text:style-name="P5"><text:span text:style-name="Strong_20_Emphasis">Hyperparameters</text:span> are settings "above" or "outside" the model’s learning process, which you have to specify manually.</text:p>
        </text:list-item>
      </text:list>
      <text:p text:style-name="Text_20_body">In simple terms:</text:p>
      <text:list xml:id="list7037274124263870741" text:style-name="L4">
        <text:list-item>
          <text:p text:style-name="P13"><text:span text:style-name="Strong_20_Emphasis">Parameters</text:span> are learned automatically by the model.</text:p>
        </text:list-item>
        <text:list-item>
          <text:p text:style-name="P6"><text:span text:style-name="Strong_20_Emphasis">Hyperparameters</text:span> are chosen by you to guide the learning process.</text:p>
        </text:list-item>
      </text:list>
      <text:p text:style-name="Standard"><text:soft-page-break/></text:p>
      <text:h text:style-name="Heading_20_3" text:outline-level="3">What is Hyperparameter Tuning?</text:h>
      <text:p text:style-name="Text_20_body"><text:span text:style-name="Strong_20_Emphasis">Hyperparameter tuning</text:span> is the process of <text:span text:style-name="T2">finding the best set of hyperparameters</text:span> for a machine learning model to achieve the highest possible performance on a given dataset. Since hyperparameters significantly influence the model's accuracy and generalization, tuning them carefully is crucial.</text:p>
      <text:p text:style-name="Standard"/>
      <text:h text:style-name="Heading_20_3" text:outline-level="3">Techniques for Hyperparameter Tuning</text:h>
      <text:h text:style-name="Heading_20_4" text:outline-level="4">1. <text:span text:style-name="Strong_20_Emphasis">Manual Search</text:span></text:h>
      <text:list xml:id="list232581285941100166" text:style-name="L5">
        <text:list-item>
          <text:p text:style-name="P14"><text:span text:style-name="Strong_20_Emphasis">What it is</text:span>: Selecting hyperparameters manually based on your experience, intuition, or domain knowledge, training the model, evaluating it, and repeating the process.</text:p>
        </text:list-item>
        <text:list-item>
          <text:p text:style-name="P14"><text:span text:style-name="Strong_20_Emphasis">Steps</text:span>:</text:p>
          <text:list>
            <text:list-item>
              <text:p text:style-name="P14">Select a set of hyperparameters based on educated guesses.</text:p>
            </text:list-item>
            <text:list-item>
              <text:p text:style-name="P14">Train the model using these parameters.</text:p>
            </text:list-item>
            <text:list-item>
              <text:p text:style-name="P14">Evaluate the model’s performance (e.g., on validation data).</text:p>
            </text:list-item>
            <text:list-item>
              <text:p text:style-name="P14">Repeat the process by adjusting the hyperparameters as needed.</text:p>
            </text:list-item>
          </text:list>
        </text:list-item>
        <text:list-item>
          <text:p text:style-name="P14"><text:span text:style-name="Strong_20_Emphasis">Advantages</text:span>: Simple, requires no special tools, and leverages domain expertise.</text:p>
        </text:list-item>
        <text:list-item>
          <text:p text:style-name="P7"><text:span text:style-name="Strong_20_Emphasis">Disadvantages</text:span>: Time-consuming, inefficient, and subjective.</text:p>
        </text:list-item>
      </text:list>
      <text:p text:style-name="Standard"/>
      <text:h text:style-name="Heading_20_4" text:outline-level="4">2. <text:span text:style-name="Strong_20_Emphasis">Random Search</text:span></text:h>
      <text:list xml:id="list941420870657458982" text:style-name="L6">
        <text:list-item>
          <text:p text:style-name="P15"><text:span text:style-name="Strong_20_Emphasis">What it is</text:span>: Randomly choosing combinations of hyperparameters within specified ranges and testing their performance. Instead of trying all combinations, it samples randomly, making it faster than grid search.</text:p>
        </text:list-item>
        <text:list-item>
          <text:p text:style-name="P15"><text:span text:style-name="Strong_20_Emphasis">Process</text:span>:</text:p>
          <text:list>
            <text:list-item>
              <text:p text:style-name="P15">Define the range of values for each hyperparameter.</text:p>
            </text:list-item>
            <text:list-item>
              <text:p text:style-name="P15">Randomly select combinations from these ranges.</text:p>
            </text:list-item>
            <text:list-item>
              <text:p text:style-name="P15">Train and evaluate the model for each combination.</text:p>
            </text:list-item>
            <text:list-item>
              <text:p text:style-name="P15">Identify the combination that gives the best performance.</text:p>
            </text:list-item>
          </text:list>
        </text:list-item>
        <text:list-item>
          <text:p text:style-name="P15"><text:span text:style-name="Strong_20_Emphasis">Advantages</text:span>:</text:p>
          <text:list>
            <text:list-item>
              <text:p text:style-name="P15">Practical and faster than grid search, especially for high-dimensional data.</text:p>
            </text:list-item>
            <text:list-item>
              <text:p text:style-name="P15">Efficient because it avoids testing every combination.</text:p>
            </text:list-item>
            <text:list-item>
              <text:p text:style-name="P15">Works well with large datasets.</text:p>
            </text:list-item>
          </text:list>
        </text:list-item>
        <text:list-item>
          <text:p text:style-name="P15"><text:span text:style-name="Strong_20_Emphasis">Disadvantages</text:span>:</text:p>
          <text:list>
            <text:list-item>
              <text:p text:style-name="P15">No guarantee of finding the absolute best combination, as it relies on randomness.</text:p>
            </text:list-item>
            <text:list-item>
              <text:p text:style-name="P8">May require significant computational resources for very high-dimensional problems.</text:p>
            </text:list-item>
          </text:list>
        </text:list-item>
      </text:list>
      <text:p text:style-name="Standard"/>
      <text:h text:style-name="Heading_20_4" text:outline-level="4">3. <text:span text:style-name="Strong_20_Emphasis">Grid Search</text:span></text:h>
      <text:list xml:id="list3227822074203931089" text:style-name="L7">
        <text:list-item>
          <text:p text:style-name="P16"><text:span text:style-name="Strong_20_Emphasis">What it is</text:span>: Testing all possible combinations of hyperparameters from a predefined grid of values. It evaluates every combination exhaustively.</text:p>
        </text:list-item>
        <text:list-item>
          <text:p text:style-name="P16"><text:span text:style-name="Strong_20_Emphasis">Process</text:span>:</text:p>
          <text:list>
            <text:list-item>
              <text:p text:style-name="P16">Define a grid of hyperparameter values.</text:p>
            </text:list-item>
            <text:list-item>
              <text:p text:style-name="P16"><text:soft-page-break/>Train the model for each combination in the grid.</text:p>
            </text:list-item>
            <text:list-item>
              <text:p text:style-name="P16">Evaluate the performance of each combination using cross-validation or a validation set.</text:p>
            </text:list-item>
            <text:list-item>
              <text:p text:style-name="P16">Choose the combination with the best performance.</text:p>
            </text:list-item>
          </text:list>
        </text:list-item>
        <text:list-item>
          <text:p text:style-name="P16"><text:span text:style-name="Strong_20_Emphasis">Advantages</text:span>:</text:p>
          <text:list>
            <text:list-item>
              <text:p text:style-name="P16">Guarantees finding the best combination within the predefined grid.</text:p>
            </text:list-item>
            <text:list-item>
              <text:p text:style-name="P16">Systematic and exhaustive.</text:p>
            </text:list-item>
          </text:list>
        </text:list-item>
        <text:list-item>
          <text:p text:style-name="P16"><text:span text:style-name="Strong_20_Emphasis">Disadvantages</text:span>:</text:p>
          <text:list>
            <text:list-item>
              <text:p text:style-name="P16">Computationally expensive, especially for large datasets or many hyperparameters.</text:p>
            </text:list-item>
            <text:list-item>
              <text:p text:style-name="P9">Inefficient if some parameters have little influence on the model’s performance.</text:p>
            </text:list-item>
          </text:list>
        </text:list-item>
      </text:list>
      <text:p text:style-name="Standard"/>
      <text:h text:style-name="Heading_20_3" text:outline-level="3">Summary Compariso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Technique</text:span></text:p>
            </table:table-cell>
            <table:table-cell table:style-name="Table1.A1" office:value-type="string">
              <text:p text:style-name="Table_20_Heading"><text:span text:style-name="Strong_20_Emphasis">Speed</text:span></text:p>
            </table:table-cell>
            <table:table-cell table:style-name="Table1.A1" office:value-type="string">
              <text:p text:style-name="Table_20_Heading"><text:span text:style-name="Strong_20_Emphasis">Efficiency</text:span></text:p>
            </table:table-cell>
            <table:table-cell table:style-name="Table1.A1" office:value-type="string">
              <text:p text:style-name="Table_20_Heading"><text:span text:style-name="Strong_20_Emphasis">Best Use Cas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Manual Search</text:span></text:p>
          </table:table-cell>
          <table:table-cell table:style-name="Table1.A1" office:value-type="string">
            <text:p text:style-name="Table_20_Contents">Slow</text:p>
          </table:table-cell>
          <table:table-cell table:style-name="Table1.A1" office:value-type="string">
            <text:p text:style-name="Table_20_Contents">Depends on expertise</text:p>
          </table:table-cell>
          <table:table-cell table:style-name="Table1.A1" office:value-type="string">
            <text:p text:style-name="Table_20_Contents">When you have strong domain knowledge or limited computational resourc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andom Search</text:span></text:p>
          </table:table-cell>
          <table:table-cell table:style-name="Table1.A1" office:value-type="string">
            <text:p text:style-name="Table_20_Contents">Faster</text:p>
          </table:table-cell>
          <table:table-cell table:style-name="Table1.A1" office:value-type="string">
            <text:p text:style-name="Table_20_Contents">Highly efficient</text:p>
          </table:table-cell>
          <table:table-cell table:style-name="Table1.A1" office:value-type="string">
            <text:p text:style-name="Table_20_Contents">Large datasets or when the parameter space is high-dimensional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rid Search</text:span></text:p>
          </table:table-cell>
          <table:table-cell table:style-name="Table1.A1" office:value-type="string">
            <text:p text:style-name="Table_20_Contents">Slowest</text:p>
          </table:table-cell>
          <table:table-cell table:style-name="Table1.A1" office:value-type="string">
            <text:p text:style-name="Table_20_Contents">Exhaustive but expensive</text:p>
          </table:table-cell>
          <table:table-cell table:style-name="Table1.A1" office:value-type="string">
            <text:p text:style-name="Table_20_Contents">Small datasets with fewer hyperparameters to tune.</text:p>
          </table:table-cell>
        </table:table-row>
      </table:table>
      <text:p text:style-name="Text_20_body">Each method has its place depending on the complexity of the dataset, available computational resources, and the importance of finding the best possible model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5-01-16T15:45:43.20</meta:creation-date>
    <dc:date>2025-01-16T18:20:59.46</dc:date>
    <dc:creator>Akram MTir</dc:creator>
    <meta:editing-duration>PT2H35M16S</meta:editing-duration>
    <meta:editing-cycles>2</meta:editing-cycles>
    <meta:generator>OpenOffice/4.1.11$Win32 OpenOffice.org_project/4111m1$Build-9808</meta:generator>
    <meta:document-statistic meta:table-count="1" meta:image-count="0" meta:object-count="0" meta:page-count="3" meta:paragraph-count="86" meta:word-count="710" meta:character-count="4543"/>
  </office:meta>
</office:document-meta>
</file>